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05T03:51:16.24341" calcext:value-type="date">
            <text:p>20260105T0351</text:p>
          </table:table-cell>
          <table:table-cell table:style-name="ce34" table:formula="of:=[.$B$1]" office:value-type="date" office:date-value="2026-01-05T03:51:16.24341" calcext:value-type="date" table:number-columns-spanned="2" table:number-rows-spanned="1">
            <text:p>Mon 01/05/2026 03:51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40" calcext:value-type="float">
            <text:p>140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3T10:13:48.41563" calcext:value-type="date">
            <text:p>20260313T1013</text:p>
          </table:table-cell>
          <table:table-cell table:style-name="ce40" table:formula="of:=[Inventory.$F$2]" office:value-type="date" office:date-value="2026-03-13T10:13:48.41563" calcext:value-type="date" table:number-columns-spanned="2" table:number-rows-spanned="1">
            <text:p>Fri 03/13/2026 10:13</text:p>
          </table:table-cell>
          <table:covered-table-cell/>
          <table:table-cell table:style-name="ce62" table:formula="of:=FLOOR(([.$E$2]-([.$E$3]*200))/20)" office:value-type="float" office:value="7" calcext:value-type="float">
            <text:p>7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63.3393953309144" calcext:value-type="float">
            <text:p>63.3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0" calcext:value-type="float">
            <text:p>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320" calcext:value-type="float">
            <text:p>2320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320" calcext:value-type="float">
            <text:p>2320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1" calcext:value-type="float">
            <text:p>11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6" calcext:value-type="float">
            <text:p>6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78" calcext:value-type="float">
            <text:p>378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0" calcext:value-type="float">
            <text:p>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1" calcext:value-type="float">
            <text:p>31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9888620659979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05T04:22:16.24341" calcext:value-type="date">
            <text:p>20260105T0422</text:p>
          </table:table-cell>
          <table:table-cell table:style-name="ce34" table:formula="of:=[.B12]" office:value-type="date" office:date-value="2026-01-05T04:22:16.24341" calcext:value-type="date" table:number-columns-spanned="2" table:number-rows-spanned="1">
            <text:p>Mon 01/05/2026 04:22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2088791549925" calcext:value-type="float">
            <text:p>1.72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417758309985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2041570019587" calcext:value-type="float">
            <text:p>1.72</text:p>
          </table:table-cell>
          <table:table-cell/>
          <table:table-cell table:style-name="ce52" table:formula="of:=-[Inventory.$D$203]" office:value-type="float" office:value="34.4083140039174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7.02680888582671" calcext:value-type="float">
            <text:p>7.03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3T10:13:48.41563" calcext:value-type="date" table:number-columns-spanned="2" table:number-rows-spanned="1">
            <text:p>2026-03-13 10:13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40" calcext:value-type="float">
            <text:p>140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40" calcext:value-type="float">
            <text:p>140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63.3411977708449" calcext:value-type="float">
            <text:p>63.3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16" calcext:value-type="float">
            <text:p>116.0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05T03:48:40.5126" calcext:value-type="date">
            <text:p>20260105T0348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320" calcext:value-type="float">
            <text:p>2320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7]);&quot;&quot;;([.$A137]-[.$A136])*24)">
            <text:p/>
          </table:table-cell>
          <table:table-cell table:style-name="ce81" table:formula="of:=IF(ISBLANK([.$A137]);&quot;&quot;;([.$B137]-[.$B136])/([.$A137]-[.$A136]))">
            <text:p/>
          </table:table-cell>
          <table:table-cell table:style-name="ce81" table:formula="of:=IF(ISBLANK([.A137]);&quot;&quot;;-([.$A137]-[.$A136])*24*60/([.$B137]-[.$B13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8]);&quot;&quot;;([.$A138]-[.$A137])*24)">
            <text:p/>
          </table:table-cell>
          <table:table-cell table:style-name="ce81" table:formula="of:=IF(ISBLANK([.$A138]);&quot;&quot;;([.$B138]-[.$B137])/([.$A138]-[.$A137]))">
            <text:p/>
          </table:table-cell>
          <table:table-cell table:style-name="ce81" table:formula="of:=IF(ISBLANK([.A138]);&quot;&quot;;-([.$A138]-[.$A137])*24*60/([.$B138]-[.$B13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9]);&quot;&quot;;([.$A139]-[.$A138])*24)">
            <text:p/>
          </table:table-cell>
          <table:table-cell table:style-name="ce81" table:formula="of:=IF(ISBLANK([.$A139]);&quot;&quot;;([.$B139]-[.$B138])/([.$A139]-[.$A138]))">
            <text:p/>
          </table:table-cell>
          <table:table-cell table:style-name="ce81" table:formula="of:=IF(ISBLANK([.A139]);&quot;&quot;;-([.$A139]-[.$A138])*24*60/([.$B139]-[.$B13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0]);&quot;&quot;;([.$A140]-[.$A139])*24)">
            <text:p/>
          </table:table-cell>
          <table:table-cell table:style-name="ce81" table:formula="of:=IF(ISBLANK([.$A140]);&quot;&quot;;([.$B140]-[.$B139])/([.$A140]-[.$A139]))">
            <text:p/>
          </table:table-cell>
          <table:table-cell table:style-name="ce81" table:formula="of:=IF(ISBLANK([.A140]);&quot;&quot;;-([.$A140]-[.$A139])*24*60/([.$B140]-[.$B13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1]);&quot;&quot;;([.$A141]-[.$A140])*24)">
            <text:p/>
          </table:table-cell>
          <table:table-cell table:style-name="ce81" table:formula="of:=IF(ISBLANK([.$A141]);&quot;&quot;;([.$B141]-[.$B140])/([.$A141]-[.$A140]))">
            <text:p/>
          </table:table-cell>
          <table:table-cell table:style-name="ce81" table:formula="of:=IF(ISBLANK([.A141]);&quot;&quot;;-([.$A141]-[.$A140])*24*60/([.$B141]-[.$B14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8332425668924" calcext:value-type="float">
            <text:p>-38</text:p>
          </table:table-cell>
          <table:table-cell table:style-name="ce68" table:formula="of:=AVERAGE([.$E$3:.$E$200])" office:value-type="float" office:value="41.9888620659979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4083140039174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03:48:27.313841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05T03:51:43.731649013</dc:date>
    <meta:editing-cycles>2661</meta:editing-cycles>
    <meta:editing-duration>P8DT17H4M28S</meta:editing-duration>
    <meta:generator>LibreOffice/24.2.7.2$Linux_X86_64 LibreOffice_project/420$Build-2</meta:generator>
    <meta:document-statistic meta:table-count="3" meta:cell-count="947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4.4262548105">
                <text:p>46094.4262548105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40">
                <text:p>140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